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af1d4" officeooo:paragraph-rsid="001af1d4"/>
    </style:style>
    <style:style style:name="P2" style:family="paragraph" style:parent-style-name="Standard">
      <style:text-properties officeooo:rsid="001e1afd" officeooo:paragraph-rsid="001e1afd"/>
    </style:style>
    <style:style style:name="P3" style:family="paragraph" style:parent-style-name="Standard">
      <style:text-properties officeooo:rsid="001e1afd" officeooo:paragraph-rsid="002212ba"/>
    </style:style>
    <style:style style:name="P4" style:family="paragraph" style:parent-style-name="Standard">
      <style:text-properties officeooo:rsid="001e1afd" officeooo:paragraph-rsid="0022af67"/>
    </style:style>
    <style:style style:name="P5" style:family="paragraph" style:parent-style-name="Standard">
      <style:text-properties officeooo:rsid="001ccdc9" officeooo:paragraph-rsid="001ccdc9"/>
    </style:style>
    <style:style style:name="P6" style:family="paragraph" style:parent-style-name="Standard">
      <style:text-properties fo:font-weight="bold" officeooo:rsid="001e1afd" officeooo:paragraph-rsid="001e1afd" style:font-weight-asian="bold" style:font-weight-complex="bold"/>
    </style:style>
    <style:style style:name="T1" style:family="text">
      <style:text-properties officeooo:rsid="002012d7"/>
    </style:style>
    <style:style style:name="T2" style:family="text">
      <style:text-properties officeooo:rsid="00203705"/>
    </style:style>
    <style:style style:name="T3" style:family="text">
      <style:text-properties officeooo:rsid="002212ba"/>
    </style:style>
    <style:style style:name="T4" style:family="text">
      <style:text-properties officeooo:rsid="0022af67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<text:span text:style-name="T1">essence</text:span>, the rendering engine is quite straightforward. It follows the patterns of basic OpenGL applications, but it separates components out, making things more flexible and adaptable. It strives to add a layer of abstraction, providing a common-sense framework through which models and scenery can be set up with high-level commands. <text:span text:style-name="T1">The gameplay engine operates under a similar convention: it strives to make things as straightforward and as easy as possible. The code is designed under software design principles, most notably a lack of inter-dependencies that make development more difficult and bugs more likely.</text:span></text:p>
      <text:p text:style-name="P1"/>
      <text:p text:style-name="P6">Game</text:p>
      <text:p text:style-name="P2"><text:tab/><text:span text:style-name="T5">Voxels</text:span></text:p>
      <text:p text:style-name="P5"><text:tab/><text:tab/>Chunk –<text:span text:style-name="T4"> no implementation at the moment</text:span></text:p>
      <text:p text:style-name="P5"><text:tab/><text:tab/>Cube –<text:span text:style-name="T4"> has type, has mesh, normal, and program caches, is Model</text:span></text:p>
      <text:p text:style-name="P5"><text:tab/>Game –<text:span text:style-name="T4"> singleton, has 1 Scene and 1 Player</text:span></text:p>
      <text:p text:style-name="P5"><text:tab/>Player –<text:span text:style-name="T4"> has pointer to Scene</text:span></text:p>
      <text:p text:style-name="P6">Modeling</text:p>
      <text:p text:style-name="P2"><text:tab/><text:span text:style-name="T5">DataBuffers</text:span></text:p>
      <text:p text:style-name="P2"><text:tab/><text:tab/><text:span text:style-name="T5">Sampled Buffers</text:span></text:p>
      <text:p text:style-name="P2"><text:tab/><text:tab/><text:tab/>SampledBuffer –<text:span text:style-name="T4"> has image and coordinate map, is an OptionalDataBuffer</text:span></text:p>
      <text:p text:style-name="P2"><text:tab/><text:tab/><text:tab/>TextureBuffer –<text:span text:style-name="T4"> has GLSL attribute for texture, is an SampledBuffer</text:span></text:p>
      <text:p text:style-name="P4"><text:span text:style-name="T4"><text:tab/><text:tab/><text:tab/></text:span>BumpMap –<text:span text:style-name="T4"> no implementation right now, is a SampledBuffer</text:span></text:p>
      <text:p text:style-name="P4"><text:span text:style-name="T4"><text:tab/><text:tab/><text:tab/>CoordinateMapReader – no data, implements a method</text:span></text:p>
      <text:p text:style-name="P2"><text:tab/><text:tab/>DataBuffer –<text:span text:style-name="T3"> declares methods, is a ShaderUtilizer</text:span></text:p>
      <text:p text:style-name="P4"><text:span text:style-name="T3"><text:tab/><text:tab/></text:span><text:span text:style-name="T4">V</text:span><text:span text:style-name="T3">ertexBuffer – has vector of vertices, is a DataBuffer</text:span></text:p>
      <text:p text:style-name="P2"><text:tab/><text:tab/>IndexBuffer –<text:span text:style-name="T3"> has vector triangles, is a DataBuffer</text:span></text:p>
      <text:p text:style-name="P2"><text:tab/><text:tab/>OptionalDataBuffer –<text:span text:style-name="T3"> categorical class, is a DataBuffer</text:span></text:p>
      <text:p text:style-name="P4"><text:tab/><text:tab/>NormalBuffer –<text:span text:style-name="T3"> has vector of vertex normals, is an OptionalDataBuffer</text:span></text:p>
      <text:p text:style-name="P2"><text:tab/><text:span text:style-name="T5">Mesh</text:span></text:p>
      <text:p text:style-name="P2"><text:tab/><text:tab/>Mesh –<text:span text:style-name="T3"> must have VertexBuffer, can have IndexBuffer, is DataBuffer</text:span></text:p>
      <text:p text:style-name="P2"><text:tab/><text:tab/>PlyParser –<text:span text:style-name="T3"> no data, implements collection of methods</text:span></text:p>
      <text:p text:style-name="P2"><text:tab/><text:span text:style-name="T5">Shading</text:span></text:p>
      <text:p text:style-name="P2"><text:tab/><text:tab/>Program –<text:span text:style-name="T3"> namespace 5400, has Gluint handle</text:span></text:p>
      <text:p text:style-name="P3"><text:tab/><text:tab/>Shader –<text:span text:style-name="T3"> namespace 5400, has GLuint handle</text:span></text:p>
      <text:p text:style-name="P2"><text:tab/><text:tab/>ShaderManager –<text:span text:style-name="T3"> no data, implements collection of methods</text:span></text:p>
      <text:p text:style-name="P2"><text:tab/><text:tab/>ShaderSnippet –<text:span text:style-name="T3"> has fields, methods, and main body code strings</text:span></text:p>
      <text:p text:style-name="P2"><text:tab/><text:tab/>ShaderUtilizer –<text:span text:style-name="T3"> no data other than two method declarations</text:span></text:p>
      <text:p text:style-name="P2"><text:tab/>Model –<text:span text:style-name="T3"> has 1 Mesh, has zero or more OptionalDataBuffers, has 1 Program, has 1 model matrix, <text:tab/><text:tab/><text:tab/>has 1 rendering mode.</text:span></text:p>
      <text:p text:style-name="P2"><text:tab/>Triangle –<text:span text:style-name="T3"> has a, b, and c indexes.</text:span></text:p>
      <text:p text:style-name="P6">World</text:p>
      <text:p text:style-name="P2"><text:tab/>Camera –<text:span text:style-name="T3"> has look direction, position, up vector, FOV, near/far clip, and aspect ratio. Is a ShaderUtilizer</text:span></text:p>
      <text:p text:style-name="P2"><text:tab/>Light –<text:span text:style-name="T2"> </text:span><text:span text:style-name="T3">has position, color, and power. Is a ShaderUtilizer</text:span></text:p>
      <text:p text:style-name="P2"><text:tab/>Scene –<text:span text:style-name="T2"> </text:span><text:span text:style-name="T3">has zero or more</text:span><text:span text:style-name="T2"> Models, has zero or more Lights, has </text:span><text:span text:style-name="T3">1</text:span><text:span text:style-name="T2"> Camera, has ambient </text:span><text:span text:style-name="T4">l</text:span><text:span text:style-name="T2">ight</text:span></text:p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126in" fo:margin-right="0.782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</meta:initial-creator>
    <meta:creation-date>2013-07-08T14:30:36</meta:creation-date>
    <dc:date>2013-07-19T12:17:48</dc:date>
    <dc:creator>jesse </dc:creator>
    <meta:editing-duration>PT5H55M7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1" meta:paragraph-count="35" meta:word-count="347" meta:character-count="2221" meta:non-whitespace-character-count="1851"/>
  </office:meta>
</office:document-meta>
</file>